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519" officeooo:paragraph-rsid="0002c519"/>
    </style:style>
    <style:style style:name="P2" style:family="paragraph" style:parent-style-name="Standard">
      <style:text-properties officeooo:rsid="0002cf1b" officeooo:paragraph-rsid="0002cf1b"/>
    </style:style>
    <style:style style:name="P3" style:family="paragraph" style:parent-style-name="Standard">
      <style:text-properties officeooo:rsid="0002cf1b" officeooo:paragraph-rsid="0002cf1b"/>
    </style:style>
    <style:style style:name="P4" style:family="paragraph" style:parent-style-name="Standard">
      <style:text-properties officeooo:rsid="0002cf1b" officeooo:paragraph-rsid="0009e76b"/>
    </style:style>
    <style:style style:name="T1" style:family="text">
      <style:text-properties officeooo:rsid="000316e8"/>
    </style:style>
    <style:style style:name="T2" style:family="text">
      <style:text-properties officeooo:rsid="0009e7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ocs.aws.amazon.com/pt_br/awsaccountbilling/latest/aboutv2/close-account.html" text:style-name="Internet_20_link" text:visited-style-name="Visited_20_Internet_20_Link">https://docs.aws.amazon.com/pt_br/awsaccountbilling/latest/aboutv2/close-account.html</text:a></text:p>
      <text:p text:style-name="Standard"/>
      <text:p text:style-name="P1">Palavras chave em Recuperação da Informação</text:p>
      <text:p text:style-name="P1">Stopwords <text:span text:style-name="T1">(palavras que devemos eliminar)</text:span>, bagwords</text:p>
      <text:p text:style-name="P1"/>
      <text:p text:style-name="P1">Conceitos: Análise Léxica verifica se em uma palavra ou frase os caracteres utilizados estão presentes no alfabeto usado para construir a palavra ou frase.</text:p>
      <text:p text:style-name="P1"/>
      <text:p text:style-name="P2">Stem é o que resta após a remoção de prefixos e sufixos (afixos).</text:p>
      <text:p text:style-name="P2"/>
      <text:p text:style-name="P2"><text:a xlink:type="simple" xlink:href="https://laptrinhx.com/predictive-maintenance-detect-faults-from-sensors-with-cnn-1172882818/" text:style-name="Internet_20_link" text:visited-style-name="Visited_20_Internet_20_Link"/></text:p>
      <text:p text:style-name="P4"><text:span text:style-name="T2">Links para a monografia: Tema(Soft Sensor)</text:span></text:p>
      <text:p text:style-name="P2"><text:a xlink:type="simple" xlink:href="https://laptrinhx.com/predictive-maintenance-detect-faults-from-sensors-with-cnn-1172882818/" text:style-name="Internet_20_link" text:visited-style-name="Visited_20_Internet_20_Link">https://laptrinhx.com/predictive-maintenance-detect-faults-from-sensors-with-cnn-1172882818/</text:a></text:p>
      <text:p text:style-name="P2"><text:a xlink:type="simple" xlink:href="https://www.infoq.com/articles/machine-learning-techniques-predictive-maintenance/" text:style-name="Internet_20_link" text:visited-style-name="Visited_20_Internet_20_Link">https://www.infoq.com/articles/machine-learning-techniques-predictive-maintenance/</text:a></text:p>
      <text:p text:style-name="P2"><text:a xlink:type="simple" xlink:href="https://www.dummies.com/programming/big-data/data-science/how-to-use-k-means-cluster-algorithms-in-predictive-analysis/" text:style-name="Internet_20_link" text:visited-style-name="Visited_20_Internet_20_Link">https://www.dummies.com/programming/big-data/data-science/how-to-use-k-means-cluster-algorithms-in-predictive-analysis/</text:a></text:p>
      <text:p text:style-name="P2"><text:a xlink:type="simple" xlink:href="https://core.ac.uk/download/pdf/76519263.pdf" text:style-name="Internet_20_link" text:visited-style-name="Visited_20_Internet_20_Link">https://core.ac.uk/download/pdf/76519263.pdf</text:a></text:p>
      <text:p text:style-name="P2"><text:a xlink:type="simple" xlink:href="https://www.hbm.com/pt/7827/medico-de-torque-em-maquinas-eletricas/" text:style-name="Internet_20_link" text:visited-style-name="Visited_20_Internet_20_Link">https://www.hbm.com/pt/7827/medico-de-torque-em-maquinas-eletricas/</text:a></text:p>
      <text:p text:style-name="P2"><text:a xlink:type="simple" xlink:href="https://repositorio.ufpb.br/jspui/bitstream/tede/5323/1/arquivototal.pdf" text:style-name="Internet_20_link" text:visited-style-name="Visited_20_Internet_20_Link">https://repositorio.ufpb.br/jspui/bitstream/tede/5323/1/arquivototal.pdf</text:a></text:p>
      <text:p text:style-name="P2"><text:a xlink:type="simple" xlink:href="https://www.kaggle.com/c/predictive-maintenance1/overview/description" text:style-name="Internet_20_link" text:visited-style-name="Visited_20_Internet_20_Link">https://www.kaggle.com/c/predictive-maintenance1/overview/description</text:a></text:p>
      <text:p text:style-name="P2"><text:a xlink:type="simple" xlink:href="https://www.analyticsinsight.net/predictive-maintenance-solution-for-real-time-condition-monitoring/" text:style-name="Internet_20_link" text:visited-style-name="Visited_20_Internet_20_Link">https://www.analyticsinsight.net/predictive-maintenance-solution-for-real-time-condition-monitoring/</text:a></text:p>
      <text:p text:style-name="P2"><text:a xlink:type="simple" xlink:href="https://medium.com/@jouneidraza522/predictive-maintenance-using-machine-learning-lstm-python-373396c6bb82" text:style-name="Internet_20_link" text:visited-style-name="Visited_20_Internet_20_Link">https://medium.com/@jouneidraza522/predictive-maintenance-using-machine-learning-lstm-python-373396c6bb82</text:a></text:p>
      <text:p text:style-name="P2"><text:a xlink:type="simple" xlink:href="https://spd.group/machine-learning/predictive-maintenance/" text:style-name="Internet_20_link" text:visited-style-name="Visited_20_Internet_20_Link">https://spd.group/machine-learning/predictive-maintenance/</text:a></text:p>
      <text:p text:style-name="P2"><text:a xlink:type="simple" xlink:href="https://static.weg.net/medias/downloadcenter/hce/h39/WEG-motor-de-imas-permanentes-e-inversor-de-frequencia-artigo-tecnico-portugues-br.pdf" text:style-name="Internet_20_link" text:visited-style-name="Visited_20_Internet_20_Link">https://static.weg.net/medias/downloadcenter/hce/h39/WEG-motor-de-imas-permanentes-e-inversor-de-frequencia-artigo-tecnico-portugues-br.pdf</text:a></text:p>
      <text:p text:style-name="P2"><text:a xlink:type="simple" xlink:href="https://www.lume.ufrgs.br/bitstream/handle/10183/134905/000988250.pdf?sequence=1" text:style-name="Internet_20_link" text:visited-style-name="Visited_20_Internet_20_Link">https://www.lume.ufrgs.br/bitstream/handle/10183/134905/000988250.pdf?sequence=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1:39:49.559062186</meta:creation-date>
    <meta:editing-duration>PT29M46S</meta:editing-duration>
    <meta:editing-cycles>3</meta:editing-cycles>
    <meta:generator>LibreOffice/6.2.7.1$Linux_X86_64 LibreOffice_project/20$Build-1</meta:generator>
    <dc:date>2021-01-20T00:05:50.812636155</dc:date>
    <meta:document-statistic meta:table-count="0" meta:image-count="0" meta:object-count="0" meta:page-count="1" meta:paragraph-count="18" meta:word-count="68" meta:character-count="1468" meta:non-whitespace-character-count="1418"/>
  </office:meta>
</office:document-meta>
</file>